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6" style:family="paragraph" style:parent-style-name="Standard">
      <style:text-properties style:font-name="Verdana" fo:font-size="12pt" style:font-size-asian="12pt" style:font-size-complex="12pt"/>
    </style:style>
    <style:style style:name="P7" style:family="paragraph" style:parent-style-name="Standard">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9" style:family="paragraph" style:parent-style-name="Standard">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3" style:family="paragraph" style:parent-style-name="Standard">
      <style:text-properties style:font-name="Verdana" fo:font-weight="normal" style:font-weight-asian="normal" style:font-weight-complex="normal"/>
    </style:style>
    <style:style style:name="P14" style:family="paragraph" style:parent-style-name="Standard">
      <style:text-properties fo:color="#000000" style:font-name="Verdana"/>
    </style:style>
    <style:style style:name="P15" style:family="paragraph" style:parent-style-name="Standard">
      <style:text-properties fo:color="#cc00cc" style:font-name="Consola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6" style:family="paragraph" style:parent-style-name="Standard">
      <style:paragraph-properties fo:text-align="start" style:justify-single-word="false"/>
      <style:text-properties fo:color="#cc00cc" style:font-name="Verdana"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990099" style:font-name="Verdana" fo:font-size="18pt" fo:font-weight="bold" style:font-size-asian="18pt" style:font-weight-asian="bold" style:font-size-complex="18pt" style:font-weight-complex="bold"/>
    </style:style>
    <style:style style:name="P18" style:family="paragraph" style:parent-style-name="Standard">
      <style:paragraph-properties fo:background-color="#cccccc">
        <style:background-image/>
      </style:paragraph-properties>
      <style:text-properties style:font-name="Consolas" fo:font-weight="bold" style:font-weight-asian="bold" style:font-weight-complex="bold"/>
    </style:style>
    <style:style style:name="P19" style:family="paragraph" style:parent-style-name="Standard">
      <style:paragraph-properties fo:text-align="start" style:justify-single-word="false" fo:background-color="#cccccc">
        <style:background-image/>
      </style:paragraph-properties>
      <style:text-properties style:font-name="Consolas" fo:font-size="12pt" style:text-underline-style="none" fo:font-weight="bold" style:font-size-asian="12pt" style:font-weight-asian="bold" style:font-size-complex="12pt" style:font-weight-complex="bold"/>
    </style:style>
    <style:style style:name="P20" style:family="paragraph" style:parent-style-name="Standard">
      <style:paragraph-properties fo:text-align="center" style:justify-single-word="false" fo:break-before="page"/>
      <style:text-properties style:font-name="Verdana" fo:font-size="12pt" fo:font-weight="normal" style:font-size-asian="12pt" style:font-weight-asian="normal" style:font-size-complex="12pt" style:font-weight-complex="normal"/>
    </style:style>
    <style:style style:name="P21" style:family="paragraph" style:parent-style-name="Command_20_Line_20_Text">
      <style:text-properties fo:color="#000000"/>
    </style:style>
    <style:style style:name="P22" style:family="paragraph" style:parent-style-name="Preformatted_20_Text">
      <style:text-properties style:font-name="Verdana"/>
    </style:style>
    <style:style style:name="P23" style:family="paragraph" style:parent-style-name="Command_20_Line_20_Text" style:list-style-name="L5"/>
    <style:style style:name="P24" style:family="paragraph" style:parent-style-name="Command_20_Line_20_Text">
      <style:text-properties fo:color="#000000"/>
    </style:style>
    <style:style style:name="P25" style:family="paragraph" style:parent-style-name="Standard" style:list-style-name="L1">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7" style:family="paragraph" style:parent-style-name="Standard" style:list-style-name="L3">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8" style:family="paragraph" style:parent-style-name="Standard" style:list-style-name="L5">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0" style:family="paragraph" style:parent-style-name="Standard" style:list-style-name="L4">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1" style:family="paragraph" style:parent-style-name="Standard" style:list-style-name="L2">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2" style:family="paragraph" style:parent-style-name="Standard" style:list-style-name="L3">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3" style:family="paragraph" style:parent-style-name="Standard" style:list-style-name="L4">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4" style:family="paragraph" style:parent-style-name="Standard" style:list-style-name="L4">
      <style:paragraph-properties fo:text-align="start" style:justify-single-word="false"/>
    </style:style>
    <style:style style:name="P35" style:family="paragraph" style:parent-style-name="Standard">
      <style:text-properties fo:color="#000000" style:font-name="Verdana"/>
    </style:style>
    <style:style style:name="P36" style:family="paragraph" style:parent-style-name="Standard">
      <style:paragraph-properties fo:text-align="start" style:justify-single-word="false"/>
      <style:text-properties fo:color="#000000" style:font-name="Verdana" fo:font-size="14pt" style:text-underline-style="none" fo:font-weight="bold"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style:font-name="Verdana" fo:font-size="12pt" style:text-underline-style="none" fo:font-weight="bold" style:font-size-asian="12pt" style:font-weight-asian="bold" style:font-size-complex="12pt" style:font-weight-complex="bold"/>
    </style:style>
    <style:style style:name="P38"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T1" style:family="text">
      <style:text-properties style:font-name="Verdana"/>
    </style:style>
    <style:style style:name="T2" style:family="text">
      <style:text-properties style:font-name="Verdana" fo:font-size="12pt" style:text-underline-style="none" fo:font-weight="normal" style:font-size-asian="12pt" style:font-weight-asian="normal" style:font-size-complex="12pt" style:font-weight-complex="normal"/>
    </style:style>
    <style:style style:name="T3" style:family="text">
      <style:text-properties style:font-name="Verdana" fo:font-size="12pt" style:font-size-asian="12pt" style:font-size-complex="12pt"/>
    </style:style>
    <style:style style:name="T4" style:family="text">
      <style:text-properties style:font-name="Verdana" fo:font-size="8pt" style:font-size-asian="8pt" style:font-size-complex="8pt"/>
    </style:style>
    <style:style style:name="T5" style:family="text">
      <style:text-properties style:font-name="Verdana"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variant="normal" fo:text-transform="none" fo:color="#373737" fo:font-size="9.75pt" fo:letter-spacing="normal" fo:font-style="normal" fo:font-weight="bold"/>
    </style:style>
    <style:style style:name="T11" style:family="text">
      <style:text-properties fo:font-variant="normal" fo:text-transform="none" fo:color="#373737"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cc0000" fo:font-size="12pt" fo:letter-spacing="normal" fo:font-style="normal" fo:font-weight="bold" style:font-size-asian="12pt" style:font-weight-asian="bold" style:font-size-complex="12pt" style:font-weight-complex="bold"/>
    </style:style>
    <style:style style:name="T13" style:family="text">
      <style:text-properties fo:font-variant="normal" fo:text-transform="none" fo:color="#586069" style:font-name="apple-system" fo:font-size="12pt" fo:letter-spacing="normal" fo:font-style="normal" fo:font-weight="normal"/>
    </style:style>
    <style:style style:name="T14" style:family="text">
      <style:text-properties fo:font-variant="normal" fo:text-transform="none" fo:color="#0366d6" style:text-line-through-style="none" style:font-name="apple-system" fo:font-size="12pt" fo:letter-spacing="normal" fo:font-style="normal" style:text-underline-style="none" fo:font-weight="bold" style:text-blinking="false" fo:background-color="transparent"/>
    </style:style>
    <style:style style:name="T15"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transparent"/>
    </style:style>
    <style:style style:name="T16" style:family="text">
      <style:text-properties fo:font-variant="normal" fo:text-transform="none" fo:color="#24292e" style:font-name="apple-system" fo:font-size="12pt" fo:letter-spacing="normal" fo:font-style="normal" fo:font-weight="bold"/>
    </style:style>
    <style:style style:name="T17" style:family="text">
      <style:text-properties fo:font-weight="bold" style:font-weight-asian="bold" style:font-weight-complex="bold"/>
    </style:style>
    <style:style style:name="T18" style:family="text">
      <style:text-properties fo:color="#cc0000"/>
    </style:style>
    <style:style style:name="T19" style:family="text">
      <style:text-properties fo:color="#cc0000" fo:font-weight="bold" style:font-weight-asian="bold" style:font-weight-complex="bold"/>
    </style:style>
    <style:style style:name="T20" style:family="text">
      <style:text-properties fo:color="#cc0000" style:font-name="Consolas" fo:font-weight="bold" style:font-weight-asian="bold" style:font-weight-complex="bold"/>
    </style:style>
    <style:style style:name="T21" style:family="text">
      <style:text-properties fo:color="#000099" style:font-name="Consolas" fo:font-weight="bold" style:font-weight-asian="bold" style:font-weight-complex="bold"/>
    </style:style>
    <style:style style:name="T22" style:family="text">
      <style:text-properties style:font-name="Consolas" fo:font-weight="bold" style:font-weight-asian="bold" style:font-weight-complex="bold"/>
    </style:style>
    <style:style style:name="T23" style:family="text">
      <style:text-properties fo:color="#ff0000"/>
    </style:style>
    <style:style style:name="T24" style:family="text">
      <style:text-properties fo:color="#cc00cc" fo:font-size="12pt" style:text-underline-style="solid" style:text-underline-width="auto" style:text-underline-color="font-color"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1">Raspberry Pi Packet Radio Station</text:p>
      <text:p text:style-name="P12"/>
      <text:p text:style-name="P10"/>
      <text:p text:style-name="P2">by KM4M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INSERT COVER PAGE PHOTO HERE]</text:p>
      <text:p text:style-name="P20"/>
      <text:p text:style-name="P3"/>
      <text:p text:style-name="P3"/>
      <text:p text:style-name="P3"/>
      <text:p text:style-name="P8">What you will need:</text:p>
      <text:p text:style-name="P5"/>
      <text:p text:style-name="P8"><text:tab/><text:span text:style-name="T7">Items you'll need to run this tutorial/guide:</text:span></text:p>
      <text:list xml:id="list8836859508902285545" text:style-name="L1">
        <text:list-item>
          <text:p text:style-name="P25">Raspberry Pi Model B (or newer, ethernet is required)</text:p>
        </text:list-item>
        <text:list-item>
          <text:p text:style-name="P25">Ethernet Cable</text:p>
        </text:list-item>
        <text:list-item>
          <text:p text:style-name="P25">WiFi Adapter (if not built-in; Raspberry Pi 3 Model B <text:s/>has WiFi on-board)</text:p>
        </text:list-item>
        <text:list-item>
          <text:p text:style-name="P25">SD Card (4GB or larger)</text:p>
        </text:list-item>
        <text:list-item>
          <text:p text:style-name="P29"><text:span text:style-name="T6">Power Supply (</text:span><text:a xlink:type="simple" xlink:href="mailto:5v@1.5A" text:style-name="Internet_20_link" text:visited-style-name="Visited_20_Internet_20_Link"><text:span text:style-name="T6">5v@1.5A</text:span></text:a><text:span text:style-name="T6">+)</text:span></text:p>
        </text:list-item>
        <text:list-item>
          <text:p text:style-name="P25">USB-Micro Cable (for power supply)</text:p>
        </text:list-item>
        <text:list-item>
          <text:p text:style-name="P25">USB Sound Card</text:p>
        </text:list-item>
        <text:list-item>
          <text:p text:style-name="P29"><text:span text:style-name="T6">Sound Card Radio Interface Circuit (see page [</text:span><text:span text:style-name="T24">INSERT PAGE # HERE]</text:span><text:span text:style-name="T6"> for details and B.O.M.)</text:span></text:p>
        </text:list-item>
        <text:list-item>
          <text:p text:style-name="P25">Desktop PC (or laptop) for initial set-up of the Raspberry Pi</text:p>
        </text:list-item>
      </text:list>
      <text:p text:style-name="P4"/>
      <text:p text:style-name="P8"><text:span text:style-name="T6"><text:tab/></text:span><text:span text:style-name="T7">Required Software for Set-Up:</text:span><text:span text:style-name="T6"><text:tab/></text:span></text:p>
      <text:list xml:id="list3351656336249505463" text:style-name="L2">
        <text:list-item>
          <text:p text:style-name="P26">Direwolf Software “Sound Card” Modem/TNC </text:p>
          <text:p text:style-name="P31">(See instructions for download Information)</text:p>
          <text:p text:style-name="P31">https://github.com/wb2osz/direwolf</text:p>
        </text:list-item>
      </text:list>
      <text:list xml:id="list524860275104848537" text:style-name="L3">
        <text:list-item>
          <text:p text:style-name="P27">LINBPQ (BPQ32 for Linux) Packet Node Switch</text:p>
          <text:p text:style-name="P32">(See instructions for download Information)</text:p>
          <text:p text:style-name="P32">http://www.cantab.net/users/john.wiseman/Downloads/</text:p>
          <text:p text:style-name="P27"/>
        </text:list-item>
      </text:list>
      <text:p text:style-name="P8"><text:span text:style-name="T6"><text:tab/></text:span><text:span text:style-name="T7">Recommended Software for Set-Up:</text:span></text:p>
      <text:list xml:id="list3616826760450153455" text:style-name="L4">
        <text:list-item>
          <text:p text:style-name="P30"><text:span text:style-name="T6">Win32DiskImager - </text:span><text:a xlink:type="simple" xlink:href="https://sourceforge.net/projects/win32diskimager/files/latest/download" text:style-name="Internet_20_link" text:visited-style-name="Visited_20_Internet_20_Link"><text:span text:style-name="T6">Download Here</text:span></text:a><text:span text:style-name="T6"> </text:span><text:span text:style-name="T9">https://sourceforge.net/projects/win32diskimager/files/latest/download</text:span></text:p>
        </text:list-item>
        <text:list-item>
          <text:p text:style-name="P34"><text:span text:style-name="T2">SDFormatter <text:s/>- </text:span><text:a xlink:type="simple" xlink:href="https://www.sdcard.org/downloads/formatter_4/eula_windows/index.html" text:style-name="Internet_20_link" text:visited-style-name="Visited_20_Internet_20_Link"><text:span text:style-name="T1">Download Here</text:span></text:a><text:span text:style-name="T2"> </text:span><text:span text:style-name="T4">https://www.sdcard.org/downloads/formatter_4/eula_windows/index.html</text:span></text:p>
        </text:list-item>
        <text:list-item>
          <text:p text:style-name="P34"><text:span text:style-name="T2">PuTTY – </text:span><text:a xlink:type="simple" xlink:href="https://www.chiark.greenend.org.uk/~sgtatham/putty/latest.html" text:style-name="Internet_20_link" text:visited-style-name="Visited_20_Internet_20_Link"><text:span text:style-name="T1">Download Here</text:span></text:a></text:p>
          <text:p text:style-name="P33">https://www.chiark.greenend.org.uk/~sgtatham/putty/latest.html</text:p>
        </text:list-item>
      </text:list>
      <text:p text:style-name="P4"/>
      <text:p text:style-name="P4"/>
      <text:p text:style-name="P4"/>
      <text:p text:style-name="P4"/>
      <text:p text:style-name="P16">[TODO: COMPLETE THE “WHAT YOU WILL NEED” LIST]</text:p>
      <text:p text:style-name="P4"/>
      <text:p text:style-name="P4"/>
      <text:p text:style-name="P4"/>
      <text:p text:style-name="P4"/>
      <text:p text:style-name="P4"/>
      <text:p text:style-name="P4"><text:soft-page-break/></text:p>
      <text:p text:style-name="P4"/>
      <text:p text:style-name="P8"/>
      <text:p text:style-name="P8">Getting Started:</text:p>
      <text:p text:style-name="P4"/>
      <text:p text:style-name="P4">First of all we need a freshly formatted SD card (4GB or larger) to burn the Raspbian OS to. <text:s/>Insert the SD card into your SD card reader and open SDFormatter. Click “Option” and make sure “Format Type” is set to “Quick” and “Format Size Adjustment” is set to “On”. Select the drive letter of the SD card and</text:p>
      <text:p text:style-name="P4">press the “Format” button. </text:p>
      <text:p text:style-name="P4"/>
      <text:p text:style-name="P4">Download the latest version of Raspbian. <text:s/>You may find the latest version on the Raspberry Pi Foundation's web page. <text:a xlink:type="simple" xlink:href="https://www.raspberrypi.org/downloads/raspbian/" text:style-name="Internet_20_link" text:visited-style-name="Visited_20_Internet_20_Link">https://www.raspberrypi.org/downloads/raspbian/</text:a></text:p>
      <text:p text:style-name="P4"/>
      <text:p text:style-name="P4">After downloading the Raspbian image. Burn the image to an SD card (4GB or larger) using Win32DiskImager (Windows Users) or your favorite image writer application for SD cards for your preferred OS. </text:p>
      <text:p text:style-name="P4"/>
      <text:p text:style-name="P4">Once burned add a file named “ssh” (empty file with no file extension) to the BOOT partition. This will enable ssh without having to connect a monitor and keyboard (headless.)</text:p>
      <text:p text:style-name="P4"/>
      <text:p text:style-name="P4">Connect the Pi to a wired ethernet connection on your LAN and turn it on. The Raspberry Pi requires a 5v power supply capable of delivering at least 1.5 Amps. To power the Pi, you may use a smart-phone charger with a USB-micro charging cable. </text:p>
      <text:list xml:id="list3363846513831229201" text:style-name="L5">
        <text:list-header>
          <text:p text:style-name="P28">(Note: When powering down the Pi, always use the shutdown command,</text:p>
          <text:p text:style-name="P28"/>
          <text:list>
            <text:list-header>
              <text:p text:style-name="P23">sudo shutdown -h now</text:p>
            </text:list-header>
          </text:list>
          <text:p text:style-name="P28"/>
          <text:p text:style-name="P28">to properly shut down the Pi. <text:s/>Just pulling the power cord out without properly shutting down the Pi will likely corrupt data on the SD card rendering it useless.)</text:p>
        </text:list-header>
      </text:list>
      <text:p text:style-name="P4"/>
      <text:p text:style-name="P4">Wait a moment for the Pi to boot and connect to the network then open your router's web configuration page or whatever app you use to configure your network.</text:p>
      <text:p text:style-name="P4"/>
      <text:p text:style-name="P4">Look for the DHCP table in your routers configuration app/ web configuration and find the listing for raspberry-pi. <text:s/>Take note the IP address of the PI and write it down. Keep it handy; we'll need it later.</text:p>
      <text:p text:style-name="P4"/>
      <text:p text:style-name="P4"/>
      <text:p text:style-name="P4"><text:soft-page-break/></text:p>
      <text:p text:style-name="P4"/>
      <text:p text:style-name="P8">Connecting to the Pi:</text:p>
      <text:p text:style-name="P4"/>
      <text:p text:style-name="P4">Now that you have the Pi's IP address you can open your favorite SSH client and connect to the Pi from your PC. <text:s/>My favorite SSH client is a program called PuTTY. It's free to use and also has other communication protocols that you may need later (ie. RS-232 Serial and Telnet clients) to control other devices of your station.</text:p>
      <text:p text:style-name="P4"/>
      <text:p text:style-name="P4">To connect to the Pi over SSH from PuTTY, first open PuTTY. <text:s/>The default Connection Type should already be set to SSH, if not, make sure the radio box for SSH is ticked under “Connection Type”. <text:s/>Now in the text box under “Host Name <text:s/>(or IP address)” enter the IP address of the Pi; leave the port set to 22. Now click “Open” at the bottom of the window to open the connection. </text:p>
      <text:p text:style-name="P4"/>
      <text:p text:style-name="P4">The first time you open a new connection to a new device, PuTTY will display a warning about a potential security breach due to the SSH encryption keys not matching what PuTTY has cached. <text:s/>This is because it's the first time PuTTY has seen this device and therefore doesn't have the keys cached. Click “Yes” to continue, you shouldn't see this message again unless you change the Pi's IP address or MAC address, or if you change the network adapter on the Pi.</text:p>
      <text:p text:style-name="P4"/>
      <text:p text:style-name="P8">Logging in:</text:p>
      <text:p text:style-name="P4"><text:s/></text:p>
      <text:p text:style-name="P4">Once connected you will be presented with a log-on prompt asking for your user-name (“login as”.) <text:s/>Enter the default user-name “pi”. <text:s/>Then you will be asked for the password. Enter the default password “raspberry”. <text:s/>Congratulations! <text:s/>You are now logged-in to your new Raspberry Pi! <text:s/></text:p>
      <text:p text:style-name="P4"/>
      <text:p text:style-name="P4"/>
      <text:p text:style-name="P8">Setting Up your User Account:</text:p>
      <text:p text:style-name="P8"/>
      <text:p text:style-name="P4">Now that you are connected it's time to change the default user-name and password to something unique. You may leave everything default if you like, but every Raspberry Pi in the world contains the same default log-on credentials, so it is a good idea to change them.</text:p>
      <text:p text:style-name="P4"/>
      <text:p text:style-name="P4">The default user “pi” can not be changed while you're logged-in to it, so before we change it, we must create a temporary user account to log-in to to make the changes.</text:p>
      <text:p text:style-name="P4">We'll start by creating that temporary user. The lines following in <text:span text:style-name="T21">blue</text:span> are commands that should be typed into the command line of the Pi from the SSH client while logged-in. <text:span text:style-name="T22">Black</text:span> text depicts text returned by the SSH console after <text:soft-page-break/>entering a command. Any text appearing in <text:span text:style-name="T20">RED</text:span><text:span text:style-name="T19"> </text:span>should be edited to suit your application before entering the command.</text:p>
      <text:p text:style-name="P4"/>
      <text:p text:style-name="P4"/>
      <text:p text:style-name="P4"/>
      <text:p text:style-name="P4"/>
      <text:p text:style-name="P4"/>
      <text:p text:style-name="P5">For example:</text:p>
      <text:p text:style-name="P4"/>
      <text:p text:style-name="Command_20_Line_20_Text">This depicts a command to be entered and <text:span text:style-name="T18">this should be changed</text:span></text:p>
      <text:p text:style-name="P4"/>
      <text:p text:style-name="P21">And this is text returned by the console after entering a command</text:p>
      <text:p text:style-name="P4"/>
      <text:p text:style-name="P4"/>
      <text:p text:style-name="P4"/>
      <text:p text:style-name="P4">To create the new temp user enter in to the command line:</text:p>
      <text:p text:style-name="P4"/>
      <text:p text:style-name="Command_20_Line_20_Text">sudo useradd -m tempuser</text:p>
      <text:p text:style-name="P4"/>
      <text:p text:style-name="P4">Now to set the password for tempuser:</text:p>
      <text:p text:style-name="P4"/>
      <text:p text:style-name="Command_20_Line_20_Text">sudo passwd tempuser</text:p>
      <text:p text:style-name="P4"/>
      <text:p text:style-name="P4">Now you will be prompted twice to “Enter new UNIX password:”, the tempuser's new password, we'll use the password “temp” for now:</text:p>
      <text:p text:style-name="P4"/>
      <text:p text:style-name="Command_20_Line_20_Text">temp</text:p>
      <text:p text:style-name="Standard"/>
      <text:p text:style-name="Command_20_Line_20_Text">temp</text:p>
      <text:p text:style-name="P4"/>
      <text:p text:style-name="P4">Now in order to give the tempuser account the permissions it needs to modify an administrator account we need to had it to the “sudo” group.</text:p>
      <text:p text:style-name="P4"/>
      <text:p text:style-name="Command_20_Line_20_Text">sudo usermod -a -G sudo tempuser</text:p>
      <text:p text:style-name="P4"/>
      <text:p text:style-name="P4"/>
      <text:p text:style-name="P4"/>
      <text:p text:style-name="P4">To check and make sure tempuser was indeed added to the “sudo” group, we can use the command:</text:p>
      <text:p text:style-name="P4"/>
      <text:p text:style-name="Command_20_Line_20_Text">grep sudo /etc/group</text:p>
      <text:p text:style-name="P4"/>
      <text:p text:style-name="P4">The command should return something like this:</text:p>
      <text:p text:style-name="P4"/>
      <text:p text:style-name="P19"><text:soft-page-break/>sudo:x:27:pi, tempuser</text:p>
      <text:p text:style-name="P4"/>
      <text:p text:style-name="P4">The exact string isn't important, so long as you see tempuser listed.</text:p>
      <text:p text:style-name="P4"/>
      <text:p text:style-name="P4"/>
      <text:p text:style-name="P4"/>
      <text:p text:style-name="P4"/>
      <text:p text:style-name="P4">Now that we have created the tempuser account, logout of the Pi:</text:p>
      <text:p text:style-name="P4"/>
      <text:p text:style-name="Command_20_Line_20_Text">logout</text:p>
      <text:p text:style-name="P4"/>
      <text:p text:style-name="P4">Once logged out open PuTTY again and log back in, this time using the “tempuser” account, instead of “pi”</text:p>
      <text:p text:style-name="P4"/>
      <text:p text:style-name="P21">login as:</text:p>
      <text:p text:style-name="Command_20_Line_20_Text">tempuser</text:p>
      <text:p text:style-name="P4"/>
      <text:p text:style-name="P21">pi@192.168.0.07's password:</text:p>
      <text:p text:style-name="Command_20_Line_20_Text">temp</text:p>
      <text:p text:style-name="P4"/>
      <text:p text:style-name="P4">Now, before we change the name of the “pi” account, we want to back up all the files we're about to change. Lucky for us, Linux has a nifty command just for such things. <text:s/>See, command line interfaces aren't so bad, right? <text:s/>Heck, they can be down right useful! <text:s/>Ok, first let's move to the /etc directory:</text:p>
      <text:p text:style-name="P4"/>
      <text:p text:style-name="Command_20_Line_20_Text">cd /etc</text:p>
      <text:p text:style-name="P4"/>
      <text:p text:style-name="P4">Now, to back up the files we want we must enter the command properly, the command will do only what you tell it, so we must be specific. <text:s/>It may be easier for you to just copy and paste the command, but be very careful to get is absolutely as written (the following command is all one line, the text wraps the screen):</text:p>
      <text:p text:style-name="P4"/>
      <text:p text:style-name="Command_20_Line_20_Text">sudo tar -cvf authfiles.tar passwd group shadow gshadow sudoers lightdm/lightdm.conf systemd/system/autologin@.service sudoers.d/* polkit-1/localauthority.conf.d/60-desktop-policy.conf</text:p>
      <text:p text:style-name="Standard"/>
      <text:p text:style-name="Standard"/>
      <text:p text:style-name="Standard"/>
      <text:p text:style-name="P1">You will likely be asked for your password again when running the above command, enter it (“temp”) and continue.</text:p>
      <text:p text:style-name="P1"/>
      <text:p text:style-name="Command_20_Line_20_Text">temp</text:p>
      <text:p text:style-name="P1"/>
      <text:p text:style-name="P1">Now that the files are backed up, we need to make our changes. <text:s/>First, ensure <text:soft-page-break/>we're still in the /etc directory:</text:p>
      <text:p text:style-name="P1"/>
      <text:p text:style-name="Command_20_Line_20_Text">cd /etc</text:p>
      <text:p text:style-name="P1"/>
      <text:p text:style-name="P1"/>
      <text:p text:style-name="P1">Then we will make the changes needed. Before entering the following command, you need to enter the name that you wish to change the “pi” account to. In this example, I will use my callsign. <text:s/>When you set up your Raspberry Pi packet station, you should change this to the user-name you wish to use. You do not have to use your callsign here, but you may if you wish. <text:s/>Before running the following command, change the <text:span text:style-name="T19">RED</text:span> text to your desired user-name (also remember this is all one line):</text:p>
      <text:p text:style-name="P1"/>
      <text:p text:style-name="Command_20_Line_20_Text">sudo sed -i.$(date +'%y%m%d_%H%M%S') 's/\bpi\b/<text:span text:style-name="T18">km4mls</text:span>/g' passwd group shadow gshadow sudoers lightdm/lightdm.conf systemd/system/autologin@.service sudoers.d/* polkit-1/localauthority.conf.d/60-desktop-policy.conf</text:p>
      <text:p text:style-name="P22"><text:span text:style-name="Strong_20_Emphasis"><text:span text:style-name="T10"/></text:span></text:p>
      <text:p text:style-name="P22"><text:span text:style-name="Strong_20_Emphasis"><text:span text:style-name="T11">The “sed” command above changes every occurrence of the word “pi” in each of the files to “km4mls”. <text:s/>Before the change is made, however, another backup is made of each file, just in case something went wrong. This is probably not needed, but better safe than sorry, as they say.</text:span></text:span></text:p>
      <text:p text:style-name="P22"><text:span text:style-name="Strong_20_Emphasis"><text:span text:style-name="T11"/></text:span></text:p>
      <text:p text:style-name="P22"><text:span text:style-name="Strong_20_Emphasis"><text:span text:style-name="T11">To check that the changes were made properly you may enter the following command, again replacing the </text:span></text:span><text:span text:style-name="Strong_20_Emphasis"><text:span text:style-name="T12">RED </text:span></text:span><text:span text:style-name="Strong_20_Emphasis"><text:span text:style-name="T11">text with your chosen user-name:</text:span></text:span></text:p>
      <text:p text:style-name="P22"><text:span text:style-name="Strong_20_Emphasis"><text:span text:style-name="T11"/></text:span></text:p>
      <text:p text:style-name="Command_20_Line_20_Text">grep <text:span text:style-name="T19">km4mls</text:span> /etc/group</text:p>
      <text:p text:style-name="P1"/>
      <text:p text:style-name="P1">You should see something like this returned:</text:p>
      <text:p text:style-name="P1"/>
      <text:p text:style-name="P18">adm:x:4:km4mls</text:p>
      <text:p text:style-name="P18">dialout:x:20:km4mls</text:p>
      <text:p text:style-name="P18">cdrom:x:24:km4mls</text:p>
      <text:p text:style-name="P18">sudo:x:27:km4mls,tempuser</text:p>
      <text:p text:style-name="P18">audio:x:29:km4mls</text:p>
      <text:p text:style-name="P18">video:x:44:km4mls</text:p>
      <text:p text:style-name="P18">plugdev:x:46:km4mls</text:p>
      <text:p text:style-name="P18">games:x:60:km4mls</text:p>
      <text:p text:style-name="P18">users:x:100:km4mls</text:p>
      <text:p text:style-name="P18">input:x:101:km4mls</text:p>
      <text:p text:style-name="P18">netdev:x:108:km4mls</text:p>
      <text:p text:style-name="P18">km4mls:x:1000:</text:p>
      <text:p text:style-name="P18">spi:x:999:km4mls</text:p>
      <text:p text:style-name="P18">i2c:x:998:km4mls</text:p>
      <text:p text:style-name="P18">gpio:x:997:km4mls</text:p>
      <text:p text:style-name="P1"><text:soft-page-break/></text:p>
      <text:p text:style-name="P1">The last thing to do is to take care of the “pi” user's home directory, renaming it to your new user-name, and again replacing the <text:span text:style-name="T19">RED</text:span><text:span text:style-name="T17"> </text:span><text:span text:style-name="T8">text with your new user-name:</text:span></text:p>
      <text:p text:style-name="P13"/>
      <text:p text:style-name="Command_20_Line_20_Text">sudo mv /home/pi /home/<text:span text:style-name="T18">km4mls</text:span></text:p>
      <text:p text:style-name="Standard"/>
      <text:p text:style-name="P1">Then we create a “symbolic link” to re-direct any applications that may try to write to the “pi” user's home directory which is no longer there to the home directory of your new user account. Do I have to mention the <text:span text:style-name="T19">RED</text:span> text anymore, I think you have the hang of it now, right? </text:p>
      <text:p text:style-name="P1"/>
      <text:p text:style-name="Command_20_Line_20_Text">sudo ln -s /home/<text:span text:style-name="T18">km4mls</text:span> /home/pi</text:p>
      <text:p text:style-name="P1"/>
      <text:p text:style-name="P1">Ok, that's it for renaming the “pi” user to your choice of user-name. <text:s/>Before we get rid of the tempuser account, let's logout and test our new account. <text:s/>We did not change the password for “pi” so when logging in to your new user-name, use the same password as was previously set for “pi” (“raspberry”.) <text:s/>I have found that <text:s/>sometimes the logout command will not work with the tempuser account, if this is the case, just close PuTTY (or whatever client you use).</text:p>
      <text:p text:style-name="P1"/>
      <text:p text:style-name="P1">Now, log back in under your new user-name, if all is well you should have no issues logging-in and your new account should have all the same privileges as the old “pi” account. To check this enter:</text:p>
      <text:p text:style-name="P1"/>
      <text:p text:style-name="Command_20_Line_20_Text">cd </text:p>
      <text:p text:style-name="P1"/>
      <text:p text:style-name="P1"/>
      <text:p text:style-name="P1">Then...</text:p>
      <text:p text:style-name="P1"/>
      <text:p text:style-name="Command_20_Line_20_Text">ls -al</text:p>
      <text:p text:style-name="P1"/>
      <text:p text:style-name="P13">You should see a list similar to this returned:</text:p>
      <text:p text:style-name="P13"/>
      <text:p text:style-name="P18">total 96</text:p>
      <text:p text:style-name="P18">drwxr-xr-x 16 km4mls km4mls 4096 Sep <text:s/>4 03:16 .</text:p>
      <text:p text:style-name="P18">drwxr-xr-x <text:s/>4 root <text:s text:c="2"/>root <text:s text:c="2"/>4096 Sep <text:s/>4 03:51 ..</text:p>
      <text:p text:style-name="P18">-rw------- <text:s/>1 km4mls km4mls <text:s/>107 Sep <text:s/>4 03:16 .bash_history</text:p>
      <text:p text:style-name="P18">-rw-r--r-- <text:s/>1 km4mls km4mls <text:s/>220 Aug 16 00:23 .bash_logout</text:p>
      <text:p text:style-name="P18">-rw-r--r-- <text:s/>1 km4mls km4mls 3523 Aug 16 00:23 .bashrc</text:p>
      <text:p text:style-name="P18">drwxr-xr-x <text:s/>5 km4mls km4mls 4096 Sep <text:s/>4 03:10 .cache</text:p>
      <text:p text:style-name="P18">drwx------ <text:s/>7 km4mls km4mls 4096 Sep <text:s/>4 03:10 .config</text:p>
      <text:p text:style-name="P18">drwxr-xr-x <text:s/>2 km4mls km4mls 4096 Aug 16 01:41 Desktop</text:p>
      <text:p text:style-name="P18">drwxr-xr-x <text:s/>5 km4mls km4mls 4096 Aug 16 01:11 Documents</text:p>
      <text:p text:style-name="P18">drwxr-xr-x <text:s/>2 km4mls km4mls 4096 Aug 16 01:41 Downloads</text:p>
      <text:p text:style-name="P18"><text:soft-page-break/>drwx------ <text:s/>3 km4mls km4mls 4096 Aug 16 01:41 .gnupg</text:p>
      <text:p text:style-name="P18">drwxr-xr-x <text:s/>3 km4mls km4mls 4096 Aug 16 01:11 .local</text:p>
      <text:p text:style-name="P18">drwxr-xr-x <text:s/>2 km4mls km4mls 4096 Aug 16 01:41 Music</text:p>
      <text:p text:style-name="P18">drwxr-xr-x <text:s/>2 km4mls km4mls 4096 Aug 16 01:41 Pictures</text:p>
      <text:p text:style-name="P18">-rw-r--r-- <text:s/>1 km4mls km4mls <text:s/>675 Aug 16 00:23 .profile</text:p>
      <text:p text:style-name="P18">drwxr-xr-x <text:s/>2 km4mls km4mls 4096 Aug 16 01:41 Public</text:p>
      <text:p text:style-name="P18">drwxr-xr-x <text:s/>2 km4mls km4mls 4096 Aug 16 01:11 python_games</text:p>
      <text:p text:style-name="P18">drwxr-xr-x <text:s/>2 km4mls km4mls 4096 Aug 16 01:41 Templates</text:p>
      <text:p text:style-name="P18">drwxr-xr-x <text:s/>3 km4mls km4mls 4096 Sep <text:s/>4 03:10 .themes</text:p>
      <text:p text:style-name="P18">drwxr-xr-x <text:s/>2 km4mls km4mls 4096 Aug 16 01:41 Videos</text:p>
      <text:p text:style-name="P18">-rw------- <text:s/>1 km4mls km4mls <text:s text:c="2"/>56 Sep <text:s/>4 03:12 .Xauthority</text:p>
      <text:p text:style-name="P18">-rw------- <text:s/>1 km4mls km4mls 4234 Sep <text:s/>4 03:14 .xsession-errors</text:p>
      <text:p text:style-name="P18">-rw------- <text:s/>1 km4mls km4mls 4055 Sep <text:s/>4 03:10 .xsession-errors.old</text:p>
      <text:p text:style-name="Standard"/>
      <text:p text:style-name="P1">Before we remove the tempuser account, lets change our password on our new account from the default “raspberry” so something a bit more suitable and secure:</text:p>
      <text:p text:style-name="P1"/>
      <text:p text:style-name="Command_20_Line_20_Text">passwd <text:span text:style-name="T18">km4mls</text:span></text:p>
      <text:p text:style-name="P1"/>
      <text:p text:style-name="P1">You will be asked to enter your new password twice, once you've done so, your password is now changed.</text:p>
      <text:p text:style-name="P1"/>
      <text:p text:style-name="P1"/>
      <text:p text:style-name="P1"/>
      <text:p text:style-name="P1"/>
      <text:p text:style-name="P1"/>
      <text:p text:style-name="P1"/>
      <text:p text:style-name="P1">Ok, now we're finally ready to remove the tempuser account, after which we can get to the good stuff. Thanks for hangin' with me so far. <text:s/>See this whole Linux thing isn't too bad, it just takes a bit of patience! :) <text:s/>To delete the tempuser account, enter:</text:p>
      <text:p text:style-name="P1"/>
      <text:p text:style-name="Command_20_Line_20_Text">sudo userdel tempuser</text:p>
      <text:p text:style-name="P1"/>
      <text:p text:style-name="P1">Now the tempuser account is deleted, it's good practice, when making changes to the system, to reboot; let's go ahead and do that.</text:p>
      <text:p text:style-name="P1"/>
      <text:p text:style-name="Command_20_Line_20_Text">sudo reboot</text:p>
      <text:p text:style-name="P1"/>
      <text:p text:style-name="P1">That's it! Your Raspberry Pi is now customized with your own user-name and password, and is well on it's way to becoming an AX.25 Packet Radio Station!</text:p>
      <text:p text:style-name="P1"/>
      <text:p text:style-name="P1"/>
      <text:p text:style-name="P8">Direwolf Sound Card Modem/TNC:</text:p>
      <text:p text:style-name="P5"><text:soft-page-break/></text:p>
      <text:p text:style-name="P4">In order for your station to be able to send packets over the air, you have to have a way of interfacing your radio with the Raspberry Pi. <text:s/>Back in the day, when PC's weren't as powerful, this meant purchasing a Terminal Node Controller (TNC) that interfaced the radio with your PC over an RS-232 serial connection (COM port). <text:s/>Now days, we have PC's the size of a pack of chewing gum that can handle the task of decoding the packet signals as well as running all sorts of other services that may come in handy (ie. RMS, BBS, Chat, APRS, etc...) all in one machine.</text:p>
      <text:p text:style-name="P4"/>
      <text:p text:style-name="P4">Our Raspberry Pi packet station is a little larger than a pack of gum, but can handle all of the above mention tasks and more. <text:s/>So, instead of using a traditional TNC, we'll be using a “sound card TNC”. <text:s/>Therefore, we need to install some software made for just this task. <text:s/>There are a few different software options to choose from, but in this example we'll be using the Direwolf TNC emulator software package written by WB2OSZ. <text:s/>Direwolf was designed with the Raspberry Pi in mind, so it runs well on the platform. <text:s/>As WB2OSZ states on the github page where Direwolf is hosted: </text:p>
      <text:p text:style-name="Standard"><text:span text:style-name="T2"><text:tab/></text:span><text:span text:style-name="T5">“Dire Wolf is a software "soundcard" modem/TNC and APRS <text:tab/>encoder/decoder. It can be used stand-alone to observe APRS traffic, as a <text:tab/>digipeater, APRStt gateway, or Internet Gateway (IGate). It can also be <text:tab/>used as a virtual TNC for other applications such as APRSIS32, UI-View32, <text:tab/>Xastir, APRS-TW, YAAC, UISS, Linux AX.25, SARTrack, RMS Express, <text:tab/>BPQ32, Outpost PM and many others. “</text:span></text:p>
      <text:p text:style-name="P1"/>
      <text:p text:style-name="P1"/>
      <text:p text:style-name="P1"/>
      <text:p text:style-name="P1">In our application we will be using Direwolf as our TNC for interfacing to LINBPQ (the Linux version of BPQ32). <text:s/>LINBPQ is the packet node controller/switch that runs all of the services we wish to have on our node and makes sure the packets go where they are supposed to. But more on BPQ later.</text:p>
      <text:p text:style-name="P1"/>
      <text:p text:style-name="Standard"><text:span text:style-name="T1">Installing Direwolf is fairly straight-forward, the author has instructions posted on the github page where he hosts the downloads. <text:s/>The github page can be found </text:span><text:a xlink:type="simple" xlink:href="https://github.com/wb2osz/direwolf" text:style-name="Internet_20_link" text:visited-style-name="Visited_20_Internet_20_Link"><text:span text:style-name="T1">Here</text:span></text:a><text:span text:style-name="T1">:</text:span> <text:a xlink:type="simple" xlink:href="https://github.com/wb2osz/direwolf" text:style-name="Internet_20_link" text:visited-style-name="Visited_20_Internet_20_Link"><text:span text:style-name="T4">https://github.com/wb2osz/direwolf</text:span></text:a><text:span text:style-name="T4"> </text:span><text:span text:style-name="T3">.</text:span></text:p>
      <text:p text:style-name="P6"/>
      <text:p text:style-name="P6"/>
      <text:p text:style-name="P8">Installing Direwolf:</text:p>
      <text:p text:style-name="P5"/>
      <text:p text:style-name="P1">The easiest way to install the most up-to-date version of Direwolf is to get is directly from github. <text:s/>Fortunately, Linux has a handy program just for this and it should already be installed on the Raspbian OS by default. But, just in case it's not we will run the install command for git (the handy-dandy github program) to check.</text:p>
      <text:p text:style-name="P1"/>
      <text:p text:style-name="Command_20_Line_20_Text"><text:soft-page-break/>sudo apt-get install git</text:p>
      <text:p text:style-name="P1"/>
      <text:p text:style-name="P1">The Pi should return something like this:</text:p>
      <text:p text:style-name="P1"/>
      <text:p text:style-name="P21">Reading package lists... Done</text:p>
      <text:p text:style-name="P21">Building dependency tree</text:p>
      <text:p text:style-name="P21">Reading state information... Done</text:p>
      <text:p text:style-name="P21">git is already the newest version (1:2.11.0-3).</text:p>
      <text:p text:style-name="P21">0 upgraded, 0 newly installed, 0 to remove and 0 not upgraded.</text:p>
      <text:p text:style-name="Standard"/>
      <text:p text:style-name="P1">If git was not installed (or if there's a newer version) it will ask you if you want to install/upgrade; enter “y” for yes:</text:p>
      <text:p text:style-name="P1"/>
      <text:p text:style-name="Command_20_Line_20_Text">y</text:p>
      <text:p text:style-name="P1"/>
      <text:p text:style-name="P1">This will authorize the system to install/upgrade git. <text:s/>Now just wait until it completes the install.</text:p>
      <text:p text:style-name="P1"/>
      <text:p text:style-name="P1">Direwolf also has some software that it depends on (dependencies), we need to install these before installing Direwolf or the Direwolf install will fail. To do this execute the following command, and if you're asked if you would like to install, answer “y”. This may take a few moments.</text:p>
      <text:p text:style-name="P1"/>
      <text:p text:style-name="Command_20_Line_20_Text">sudo apt-get install libasound2-dev </text:p>
      <text:p text:style-name="P1"/>
      <text:p text:style-name="P1"/>
      <text:p text:style-name="Command_20_Line_20_Text">sudo apt-get install screen</text:p>
      <text:p text:style-name="P1"/>
      <text:p text:style-name="P1">Now that we have git installed (if it wasn't already) and Direwolf's dependencies, we can download and install Direwolf.</text:p>
      <text:p text:style-name="P1"/>
      <text:p text:style-name="P1">First make sure you're in the home directory:</text:p>
      <text:p text:style-name="P1"/>
      <text:p text:style-name="Command_20_Line_20_Text">cd ~</text:p>
      <text:p text:style-name="P1"/>
      <text:p text:style-name="P1">Then we will execute the command for git to download the Direwolf package:</text:p>
      <text:p text:style-name="P1"/>
      <text:p text:style-name="Command_20_Line_20_Text">git clone https://www.github.com/wb2osz/direwolf</text:p>
      <text:p text:style-name="Standard"/>
      <text:p text:style-name="P1">Wait for the download to complete, then move to the newly created direwolf directory.</text:p>
      <text:p text:style-name="P1"/>
      <text:p text:style-name="Command_20_Line_20_Text">cd direwolf</text:p>
      <text:p text:style-name="P1"/>
      <text:p text:style-name="P1">Then run the make command to build/compile the software and wait for it to <text:soft-page-break/>finish. This may take a while, have patience. </text:p>
      <text:p text:style-name="P1"/>
      <text:p text:style-name="Command_20_Line_20_Text">make</text:p>
      <text:p text:style-name="P1"/>
      <text:p text:style-name="P1">Now we have it built, we'll install it.</text:p>
      <text:p text:style-name="P1"/>
      <text:p text:style-name="Command_20_Line_20_Text">sudo make install</text:p>
      <text:p text:style-name="P1"/>
      <text:p text:style-name="P1">And finally we'll create a “starter” config file for Direwolf.</text:p>
      <text:p text:style-name="P1"/>
      <text:p text:style-name="Command_20_Line_20_Text">make install-conf</text:p>
      <text:p text:style-name="P1"/>
      <text:p text:style-name="P1">Move back to the home directory.</text:p>
      <text:p text:style-name="P1"/>
      <text:p text:style-name="Command_20_Line_20_Text">cd ~</text:p>
      <text:p text:style-name="P1"/>
      <text:p text:style-name="P1">Now let's check and see that the installer put the sample config file in the home directory.</text:p>
      <text:p text:style-name="P1"/>
      <text:p text:style-name="Command_20_Line_20_Text">ls direwolf.conf</text:p>
      <text:p text:style-name="P1"/>
      <text:p text:style-name="P1"/>
      <text:p text:style-name="P1"/>
      <text:p text:style-name="P1"/>
      <text:p text:style-name="P1"/>
      <text:p text:style-name="P1"/>
      <text:p text:style-name="P1">If the Pi returns...sudo</text:p>
      <text:p text:style-name="P1"/>
      <text:p text:style-name="P21">direwolf.conf</text:p>
      <text:p text:style-name="P1"/>
      <text:p text:style-name="P1">...then all went well. If not, you may want to cd back in to the direwolf directory and try re-running the make install-conf command.</text:p>
      <text:p text:style-name="P1"/>
      <text:p text:style-name="P1">Since we have our direwolf.conf file in the home directory, we will rename the other copy in the direwolf directory so that when direwolf is started it doesn't get confused about which to use.</text:p>
      <text:p text:style-name="P1"/>
      <text:p text:style-name="Command_20_Line_20_Text">cd direwolf</text:p>
      <text:p text:style-name="P1"/>
      <text:p text:style-name="Command_20_Line_20_Text">mv direwolf.conf direwolf.conf.bak</text:p>
      <text:p text:style-name="P1"/>
      <text:p text:style-name="P1">Also, since we're inside the direwolf directory, lets move the included auto-start script to the home folder. Remember the home folder is the name of your user account. Mine is km4mls, you should change this to your home folder name.</text:p>
      <text:p text:style-name="P1"><text:soft-page-break/></text:p>
      <text:p text:style-name="Command_20_Line_20_Text">mv dw-start.sh /home/<text:span text:style-name="T23">km4mls</text:span>/dw-start.sh</text:p>
      <text:p text:style-name="P1"/>
      <text:p text:style-name="Command_20_Line_20_Text">cd ~</text:p>
      <text:p text:style-name="P1"/>
      <text:p text:style-name="P1">While we're on the topic of auto-starting direwolf, let's go ahead and set that up. In this case we'll be using the crontab task scheduler to launch the dw-start.sh script whenever the Pi boots up and if for some reason Direwolf crashes or gets closed, crontab will check once per minute to see whether or not Direwolf is still running and if not will relaunch it.</text:p>
      <text:p text:style-name="P1"/>
      <text:p text:style-name="Command_20_Line_20_Text">crontab -e </text:p>
      <text:p text:style-name="P1"/>
      <text:p text:style-name="P1">If this is the first time you've ran crontab, it will ask you which text editor you prefer, select Nano (/bin/nano); it was selection number 2 in my case.</text:p>
      <text:p text:style-name="P1"/>
      <text:p text:style-name="P1">Once crontab is opened, scroll to the bottom and enter the following lines, each on a separate line with a blank line between them:</text:p>
      <text:p text:style-name="P1"/>
      <text:p text:style-name="Command_20_Line_20_Text">@reboot /home/km4mls/dw-start.sh &gt;dev/null 2&gt;&amp;1</text:p>
      <text:p text:style-name="Command_20_Line_20_Text"/>
      <text:p text:style-name="Command_20_Line_20_Text">* * * * * /home/km4mls/dw-start.sh &gt;dev/null 2&gt;&amp;1</text:p>
      <text:p text:style-name="P1"/>
      <text:p text:style-name="P1">To save and exit press [CTRL]+[X], and answer “y” followed by [RETURN].</text:p>
      <text:p text:style-name="P1"/>
      <text:p text:style-name="P1"/>
      <text:p text:style-name="P1"/>
      <text:p text:style-name="P1">Now lets change the auto-start script run-mode so it starts in CLI (command line interface) mode since we're not using the desktop environment:</text:p>
      <text:p text:style-name="P1"/>
      <text:p text:style-name="Command_20_Line_20_Text">cd ~</text:p>
      <text:p text:style-name="P1"/>
      <text:p text:style-name="Command_20_Line_20_Text">sudo nano dw-start.sh</text:p>
      <text:p text:style-name="P1"/>
      <text:p text:style-name="P1">Find the line that reads:</text:p>
      <text:p text:style-name="P1"/>
      <text:p text:style-name="P21">RUNMODE=”AUTO”</text:p>
      <text:p text:style-name="P1"/>
      <text:p text:style-name="P1">And change it to:</text:p>
      <text:p text:style-name="P1"/>
      <text:p text:style-name="Command_20_Line_20_Text">RUNMODE=”CLI”</text:p>
      <text:p text:style-name="P1"/>
      <text:p text:style-name="P1">Then save and exit by entering:</text:p>
      <text:p text:style-name="P1"/>
      <text:p text:style-name="Command_20_Line_20_Text"><text:soft-page-break/>[CTRL] + [X] </text:p>
      <text:p text:style-name="P1"/>
      <text:p text:style-name="P1">and answering,</text:p>
      <text:p text:style-name="P1"/>
      <text:p text:style-name="Command_20_Line_20_Text">y </text:p>
      <text:p text:style-name="P1"/>
      <text:p text:style-name="P1">followed by,</text:p>
      <text:p text:style-name="P1"/>
      <text:p text:style-name="Command_20_Line_20_Text">[RETURN]</text:p>
      <text:p text:style-name="P1"/>
      <text:p text:style-name="P1">Alright, Direwolf is now installed and will now start on boot-up. For now we'll wait on modifying the configuration for our station. </text:p>
      <text:p text:style-name="P1"/>
      <text:p text:style-name="P1"/>
      <text:p text:style-name="P7">LINBPQ Packet Node Switch:</text:p>
      <text:p text:style-name="P1"/>
      <text:p text:style-name="P1">If you have made it this far give yourself a pat on the back, you're doing great! </text:p>
      <text:p text:style-name="P1"/>
      <text:p text:style-name="P1">Next we will install LINBPQ, the Linux version of the BPQ32 Packet Node Switch software package, developed by John Wiseman, G8BPQ. <text:s/></text:p>
      <text:p text:style-name="P1"/>
      <text:p text:style-name="P1">Mr. Wiseman, has been developing BPQ for over twenty years and it has evolved into a very powerful and extensive software package for managing packet radio nodes. <text:s/>Our station will only implement the basics needed to run a packet station which implements a Mailbox (BBS) node, a Chat node, and an RMS (Winlink) </text:p>
      <text:p text:style-name="P1"/>
      <text:p text:style-name="Standard"><text:span text:style-name="T1">node. <text:s/>Note that for the RMS node to function properly, you must have an internet connection established on the ethernet port of the Raspberry Pi or over WiFi. <text:s/>LINBPQ does have the capability to create a V/UHF packet gateway to HF RMS and CMS stations, but that is beyond the scope of this how-to. If you are interested in such a gateway or anything else concerning BPQ32, you may find further documentation on the BPQ32 website </text:span><text:a xlink:type="simple" xlink:href="http://www.cantab.net/users/john.wiseman/Documents/index.html" text:style-name="Internet_20_link" text:visited-style-name="Visited_20_Internet_20_Link"><text:span text:style-name="T1">Here</text:span></text:a><text:span text:style-name="T1"> </text:span><text:span text:style-name="T4">http://www.cantab.net/users/john.wiseman/Documents/index.html </text:span><text:span text:style-name="T3">. <text:s/>You can also get support for </text:span></text:p>
      <text:p text:style-name="Standard"><text:span text:style-name="T3">BPQ32 (all variants) at the </text:span><text:a xlink:type="simple" xlink:href="https://groups.yahoo.com/neo/groups/BPQ32/info" text:style-name="Internet_20_link" text:visited-style-name="Visited_20_Internet_20_Link"><text:span text:style-name="T3">BPQ32 Yahoo Group</text:span></text:a><text:span text:style-name="T3"> .</text:span></text:p>
      <text:p text:style-name="Standard"><text:span text:style-name="T4">https://groups.yahoo.com/neo/groups/BPQ32/info </text:span><text:span text:style-name="T3"><text:s/></text:span></text:p>
      <text:p text:style-name="P6"/>
      <text:p text:style-name="P6"/>
      <text:p text:style-name="P8">Installing LINBPQ:</text:p>
      <text:p text:style-name="P6"/>
      <text:p text:style-name="P6">Installing LINBPQ, is just as easy as installing Direwolf (actually easier in my opinion); it's just a matter of downloading the package, configuring, and then running it. The configuration is the hard part, but we'll save that for later. <text:s/>We'll start by creating a directory for LINBPQ and then downloading the latest version. Then we'll rename the file downloaded from pilinbpq to linbpq and make it <text:soft-page-break/>executable. </text:p>
      <text:p text:style-name="P6"/>
      <text:p text:style-name="Command_20_Line_20_Text">cd ~</text:p>
      <text:p text:style-name="Standard"/>
      <text:p text:style-name="Command_20_Line_20_Text">mkdir linbpq</text:p>
      <text:p text:style-name="P1"/>
      <text:p text:style-name="Command_20_Line_20_Text">cd linbpq</text:p>
      <text:p text:style-name="P1"/>
      <text:p text:style-name="Command_20_Line_20_Text">wget http://www.cantab.net/users/john.wiseman/Downloads/pilinbpq </text:p>
      <text:p text:style-name="P1"/>
      <text:p text:style-name="Command_20_Line_20_Text">mv pilinbpq linbpq</text:p>
      <text:p text:style-name="P1"/>
      <text:p text:style-name="Command_20_Line_20_Text">sudo chmod +x linbpq</text:p>
      <text:p text:style-name="P1"/>
      <text:p text:style-name="P1">After the initial configuration of LINBPQ is done in the bpq32.cfg file in the linbpq directory (we'll do that later), the rest of the configuration is done via LINBPQ's web interface, so we need to get the HTML files associated with the web interface before we can do so. <text:s/>Make sure you're still in the linbpq directory then execute the command to download the files.</text:p>
      <text:p text:style-name="P1"/>
      <text:p text:style-name="Command_20_Line_20_Text">wget http://www.cantab.net/users/john.wiseman/Downloads/HTMLPages.zip </text:p>
      <text:p text:style-name="P1"/>
      <text:p text:style-name="P1">Now create the HTML (case-sensitive) directory to hold the files and unzip them </text:p>
      <text:p text:style-name="P1"/>
      <text:p text:style-name="P1">into it, then delete the zip file.</text:p>
      <text:p text:style-name="P1"/>
      <text:p text:style-name="Command_20_Line_20_Text">mkdir HTML</text:p>
      <text:p text:style-name="P1"/>
      <text:p text:style-name="Command_20_Line_20_Text">unzip HTMLPages.zip -d HTML</text:p>
      <text:p text:style-name="P1"/>
      <text:p text:style-name="Command_20_Line_20_Text">rm HTMLPages.zip</text:p>
      <text:p text:style-name="P9"/>
      <text:p text:style-name="Command_20_Line_20_Text">cd ~</text:p>
      <text:p text:style-name="P1"/>
      <text:p text:style-name="P8">Configuring Direwolf:</text:p>
      <text:p text:style-name="P1"/>
      <text:p text:style-name="P1">Ok, now we have Direwolf and LINBPQ installed, let's configure Direwolf with our callsign and make sure all of the beacons are disabled. We don't need Direwolf to send beacons, LINBPQ will handle that task.</text:p>
      <text:p text:style-name="P1"/>
      <text:p text:style-name="P1">At this point if you haven't already, plug in the USB sound card you plan to use as your sound card radio interface. <text:s/>The Pi's on-board audio is not suitable for this task and does not have a microphone input, so a USB sound card must be used. <text:s/>For more information on the Sound Card to Radio Interface, refer to the circuit <text:soft-page-break/>diagram and description provided near the end of this document.</text:p>
      <text:p text:style-name="P6"/>
      <text:p text:style-name="P15">[TODO: ADD SECTION/APPENDIX REFERENCE (or pg.#) TO SCHEMATICS &amp; DESCRIPTION OF SC INTERFACE]</text:p>
      <text:p text:style-name="P1"/>
      <text:p text:style-name="P1">We need to find out what name the Linux OS has given to our sound card, <text:s/>to do this enter the following command:</text:p>
      <text:p text:style-name="P1"/>
      <text:p text:style-name="Command_20_Line_20_Text">arecord -l</text:p>
      <text:p text:style-name="P1"/>
      <text:p text:style-name="P1">The console should return a list similar to this:</text:p>
      <text:p text:style-name="P1"/>
      <text:p text:style-name="P21">**** List of CAPTURE Hardware Devices ****</text:p>
      <text:p text:style-name="P21">card 1: Headset [Logitech USB Headset], device 0: USB Audio [USB Audio]</text:p>
      <text:p text:style-name="P21"><text:s text:c="2"/>Subdevices: 0/1</text:p>
      <text:p text:style-name="P21"><text:s text:c="2"/>Subdevice #0: subdevice #0</text:p>
      <text:p text:style-name="P1"/>
      <text:p text:style-name="P1">If you have multiple devices attached, look for the name of the one you plan to use. <text:s/>In the example above, I'm using “Logitech USB Headset”. <text:s/>Now once you've found your device, note the “card” number (1 in this case) and the “device” number (0 in this case). <text:s/>Write these down somewhere handy and save this for later.</text:p>
      <text:p text:style-name="P1"/>
      <text:p text:style-name="P1">Now let's open the direwolf.conf file for editing.</text:p>
      <text:p text:style-name="P1"/>
      <text:p text:style-name="Command_20_Line_20_Text">sudo nano direwolf.conf</text:p>
      <text:p text:style-name="P1"/>
      <text:p text:style-name="P1">This will open the direwolf.conf file in Nano, the default CLI (command line interface) text editor for Raspbian. Use the arrow keys on your keyboard to navigate the document. <text:s/></text:p>
      <text:p text:style-name="P1"/>
      <text:p text:style-name="P1">First, we will change the ADEVICE setting, this sets the audio device that Direwolf will use to receive and transmit on. <text:s/>This is where the “card” and “device” numbers we just found are used. <text:s/></text:p>
      <text:p text:style-name="P1"/>
      <text:p text:style-name="P1">Scroll down, using the down arrow key on your keyboard to approximately line number 69. <text:s/>Alternatively, you may enter <text:s/>[CTRL] + [_] ( control-key and underscore at the same time ) followed by 69, then [RETURN]. [CTRL] + [_] is </text:p>
      <text:p text:style-name="P1"/>
      <text:p text:style-name="P1">Nano's keyboard shortcut to “go to line”. <text:s/>It saves a lot of time if you know what line to go to. If any of the following settings mentioned are on a different line <text:soft-page-break/>than indicated in this how-to, move your cursor to the line that setting is located on. <text:s/>The settings in direwolf.conf are not on a specific line, so the line numbers are subject to change. I'm providing line numbers here merely to make it easier to locate them, but it is not critical so long as the setting is not duplicated elsewhere in the file. </text:p>
      <text:p text:style-name="P1"/>
      <text:p text:style-name="Command_20_Line_20_Text">[CTRL] + [_]</text:p>
      <text:p text:style-name="P1"/>
      <text:p text:style-name="Command_20_Line_20_Text">69</text:p>
      <text:p text:style-name="P1"/>
      <text:p text:style-name="Command_20_Line_20_Text">[RETURN]</text:p>
      <text:p text:style-name="P1"/>
      <text:p text:style-name="P1">The line should look something like this:</text:p>
      <text:p text:style-name="P1"/>
      <text:p text:style-name="P21">#ADEVICE plughw:1,0</text:p>
      <text:p text:style-name="P1"/>
      <text:p text:style-name="P1">The “#” in front of everything, tells Direwolf that this line should be ignored, because it's a “comment”. <text:s/>Sometimes, programmers leave “comments” in their code to remind themselves about what's going on there, or to leave general notes. <text:s/>Other times, it's just a useful tool to keep the program from seeing that bit of code without having to delete it. <text:s/>In our case, we need the program to “see” this line, so we need to remove the “#”. <text:s/>Also, in this case, the plughw:1,0 is already set to what we want it. The 1 and 0 are the sound card's “card” number, and “device” number, respectively. <text:s/>If your card and device numbers are different, you will need to change these to match your sound card.</text:p>
      <text:p text:style-name="P1"/>
      <text:p text:style-name="Command_20_Line_20_Text">ADEVICE plughw:<text:span text:style-name="T23">1,0</text:span></text:p>
      <text:p text:style-name="P1"/>
      <text:p text:style-name="P1">Next, we will change the callsign for the MYCALL setting, which at the time of this writing is located on line 132. </text:p>
      <text:p text:style-name="P1"/>
      <text:p text:style-name="Command_20_Line_20_Text">[CTRL] + [_]</text:p>
      <text:p text:style-name="P1"/>
      <text:p text:style-name="Command_20_Line_20_Text">[1] [3] [2]</text:p>
      <text:p text:style-name="P1"/>
      <text:p text:style-name="Command_20_Line_20_Text">[RETURN]</text:p>
      <text:p text:style-name="P1"/>
      <text:p text:style-name="P1">So, now we have found the MYCALL setting, we need to add our callsign, in my case, KM4MLS. In your case, use your own callsign. <text:s/>The line should be changed from:</text:p>
      <text:p text:style-name="P1"/>
      <text:p text:style-name="P1"/>
      <text:p text:style-name="P21">MYCALL NOCALL</text:p>
      <text:p text:style-name="P1"/>
      <text:p text:style-name="P1"><text:soft-page-break/>to </text:p>
      <text:p text:style-name="P1"/>
      <text:p text:style-name="Command_20_Line_20_Text">MYCALL <text:span text:style-name="T23">KM4MLS</text:span></text:p>
      <text:p text:style-name="P14"/>
      <text:p text:style-name="P14">This completes the modification of the direwolf.conf file for our purposes. <text:s/>Since we are not dealing with APRS, or the other features Direwolf has built-in, in our station, the rest of the direwolf.conf file can be left as-is. <text:s/>To save and exit enter:</text:p>
      <text:p text:style-name="P14"/>
      <text:p text:style-name="Command_20_Line_20_Text">[CTRL]+[X]</text:p>
      <text:p text:style-name="P14"/>
      <text:p text:style-name="P14">and answer,</text:p>
      <text:p text:style-name="P14"/>
      <text:p text:style-name="Command_20_Line_20_Text">y</text:p>
      <text:p text:style-name="P14"/>
      <text:p text:style-name="P14">followed by, </text:p>
      <text:p text:style-name="P14"/>
      <text:p text:style-name="Command_20_Line_20_Text">[RETURN]</text:p>
      <text:p text:style-name="P14"/>
      <text:p text:style-name="P14"/>
      <text:p text:style-name="P36">Configuring LINBPQ:</text:p>
      <text:p text:style-name="P37"/>
      <text:p text:style-name="P38">Ok, now that we have Direwolf configured, we need to configure LINBPQ and also set up a auto-run script for it, so that all we have to do once configured is turn on the Pi Packet Station and let it run.</text:p>
      <text:p text:style-name="P38"/>
      <text:p text:style-name="P38">We'll start by downloading a starter configuration file for BPQ which has most of the work done for us. Change directories to the linbpq directory.</text:p>
      <text:p text:style-name="P38"/>
      <text:p text:style-name="Command_20_Line_20_Text">cd linbpq</text:p>
      <text:p text:style-name="P38"/>
      <text:p text:style-name="Command_20_Line_20_Text">wget https://github.com/km4mls/KM4MLS-Raspberry-Pi-AX.25-Packet-Radio-Station/blob/master/config/BPQ32.cfg</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pple-system" svg:font-family="apple-system, BlinkMacSystemFont, 'Segoe UI', Helvetica, Arial, sans-serif, 'Apple Color Emoji', 'Segoe UI Emoji', 'Segoe UI 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mmand_20_Line_20_Text" style:display-name="Command Line Text" style:family="paragraph" style:parent-style-name="Standard" style:class="text">
      <style:paragraph-properties fo:text-align="start" style:justify-single-word="false" fo:background-color="#cccccc">
        <style:background-image/>
      </style:paragraph-properties>
      <style:text-properties fo:color="#000099" style:font-name="Consolas" fo:font-size="12pt" style:text-underline-style="none"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Edmonson</meta:initial-creator>
    <meta:creation-date>2017-09-02T11:23:01.74</meta:creation-date>
    <dc:date>2017-09-08T16:25:18.54</dc:date>
    <meta:editing-duration>P1DT23H39M47S</meta:editing-duration>
    <meta:editing-cycles>33</meta:editing-cycles>
    <meta:generator>OpenOffice/4.1.1$Win32 OpenOffice.org_project/411m6$Build-9775</meta:generator>
    <meta:document-statistic meta:table-count="0" meta:image-count="0" meta:object-count="0" meta:page-count="18" meta:paragraph-count="280" meta:word-count="4209" meta:character-count="24891"/>
    <dc:creator>Brian Edmonson</dc:creator>
  </office:meta>
</office:document-meta>
</file>